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ybackSessionBean.incrementPass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Bean.incrementFail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Bean.PlaybackSessionBean( String sessionName , boolea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aybackSessionBean.PlaybackSessionBean( String ses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Bean.getRecordedT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laybackSessionBean.addTestResults( TestResults res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laybackSessionBean.getT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Bean.get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laybackSessionBean.getTes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Bean.getFail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Bean.isErrorIntern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laybackSessionBean.is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Bean.getTestResults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Bean.isSessionPas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aybackSessionBean.setRecordedTestCount( int recordedTes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SessionBean.getPass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